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BC123B196EB4C0B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'Noto Sans', sans-serif, 'Apple Color Emoji', 'Segoe UI Emoji', 'Segoe UI Symbol', 'Noto Color Emoji'"/>
    <style:font-face style:name="Source Sans Pro1" svg:font-family="'Source Sans Pro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741cm" style:contextual-spacing="false" fo:line-height="120%" fo:text-indent="0cm" style:auto-text-indent="false"/>
      <style:text-properties fo:color="#000000" loext:opacity="100%" style:font-name="Source Sans Pro1" fo:font-size="31.5pt" fo:font-weight="bold"/>
    </style:style>
    <style:style style:name="P2" style:family="paragraph" style:parent-style-name="Heading_20_2">
      <style:paragraph-properties fo:margin-top="0cm" fo:margin-bottom="0.661cm" style:contextual-spacing="false"/>
      <style:text-properties fo:color="#666666" loext:opacity="100%" style:font-name="Open Sans" fo:font-size="15pt" fo:letter-spacing="0.026cm" fo:font-weight="normal"/>
    </style:style>
    <style:style style:name="P3" style:family="paragraph" style:parent-style-name="Heading_20_3">
      <style:paragraph-properties fo:margin-top="0cm" fo:margin-bottom="0.794cm" style:contextual-spacing="false" fo:line-height="120%" fo:text-align="start" style:justify-single-word="false" fo:orphans="2" fo:widows="2"/>
      <style:text-properties fo:font-variant="normal" fo:text-transform="none" fo:color="#333333" loext:opacity="100%" style:font-name="Open Sans" fo:font-size="16.5pt" fo:letter-spacing="0.026cm" fo:font-style="normal" fo:font-weight="bold"/>
    </style:style>
    <style:style style:name="P4" style:family="paragraph" style:parent-style-name="Heading_20_3">
      <style:paragraph-properties fo:margin-left="0cm" fo:margin-right="0cm" fo:margin-top="0cm" fo:margin-bottom="0.794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33333" loext:opacity="100%" fo:letter-spacing="0.026cm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529cm" style:contextual-spacing="false" fo:text-align="start" style:justify-single-word="false" fo:orphans="2" fo:widows="2" fo:background-color="#2b2b2b" fo:padding="0cm" fo:border="none"/>
    </style:style>
    <style:style style:name="P6" style:family="paragraph" style:parent-style-name="Quotations">
      <loext:graphic-properties draw:fill="solid" draw:fill-color="#f8f8f8" draw:opacity="100%"/>
      <style:paragraph-properties fo:margin-left="0cm" fo:margin-right="0cm" fo:margin-top="0cm" fo:margin-bottom="0cm" style:contextual-spacing="false" style:line-height-at-least="0.741cm" fo:text-align="start" style:justify-single-word="false" fo:orphans="2" fo:widows="2" fo:text-indent="0cm" style:auto-text-indent="false" fo:background-color="#f8f8f8" fo:padding-left="0.794cm" fo:padding-right="0cm" fo:padding-top="0cm" fo:padding-bottom="0cm" fo:border-left="3pt solid #ff6666" fo:border-right="none" fo:border-top="none" fo:border-bottom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.212cm" fo:margin-top="0cm" fo:margin-bottom="0cm" style:contextual-spacing="false" style:line-height-at-least="0.847cm" fo:text-align="center" style:justify-single-word="false" fo:orphans="1" fo:text-indent="0cm" style:auto-text-indent="false"/>
      <style:text-properties fo:font-variant="normal" fo:text-transform="none" fo:color="#212529" loext:opacity="100%" fo:letter-spacing="normal" fo:background-color="#55acee" loext:padding="0cm" loext:border="none"/>
    </style:style>
    <style:style style:name="P10" style:family="paragraph" style:parent-style-name="Text_20_body">
      <style:paragraph-properties fo:margin-left="0cm" fo:margin-right="0.212cm" fo:margin-top="0cm" fo:margin-bottom="0cm" style:contextual-spacing="false" style:line-height-at-least="0.847cm" fo:text-align="center" style:justify-single-word="false" fo:orphans="1" fo:text-indent="0cm" style:auto-text-indent="false"/>
      <style:text-properties fo:font-variant="normal" fo:text-transform="none" fo:color="#212529" loext:opacity="100%" fo:letter-spacing="normal" fo:background-color="#cb2027" loext:padding="0cm" loext:border="none"/>
    </style:style>
    <style:style style:name="P11" style:family="paragraph" style:parent-style-name="Text_20_body">
      <style:paragraph-properties fo:margin-left="0cm" fo:margin-right="0.212cm" fo:margin-top="0cm" fo:margin-bottom="0cm" style:contextual-spacing="false" style:line-height-at-least="0.847cm" fo:text-align="center" style:justify-single-word="false" fo:orphans="1" fo:text-indent="0cm" style:auto-text-indent="false"/>
      <style:text-properties fo:font-variant="normal" fo:text-transform="none" fo:color="#212529" loext:opacity="100%" fo:letter-spacing="normal" fo:background-color="#7d7d7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847cm" fo:text-align="center" style:justify-single-word="false" fo:orphans="1" fo:text-indent="0cm" style:auto-text-indent="false"/>
      <style:text-properties fo:font-variant="normal" fo:text-transform="none" fo:color="#212529" loext:opacity="100%" fo:letter-spacing="normal" fo:background-color="#95d03a" loext:padding="0cm" loext:border="none"/>
    </style:style>
    <style:style style:name="P1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ource Sans Pro" fo:font-size="12pt" fo:letter-spacing="normal" fo:font-style="normal" fo:font-weight="normal"/>
    </style:style>
    <style:style style:name="P14" style:family="paragraph" style:parent-style-name="Text_20_body">
      <style:paragraph-properties fo:margin-top="0cm" fo:margin-bottom="0.661cm" style:contextual-spacing="false" style:line-height-at-least="0.741cm" fo:text-align="start" style:justify-single-word="false" fo:orphans="2" fo:widows="2"/>
      <style:text-properties fo:font-variant="normal" fo:text-transform="none" fo:color="#444444" loext:opacity="100%" style:font-name="Source Sans Pro" fo:font-size="13.5pt" fo:letter-spacing="normal" fo:font-style="normal" fo:font-weight="normal"/>
    </style:style>
    <style:style style:name="P15" style:family="paragraph" style:parent-style-name="Text_20_body">
      <style:paragraph-properties fo:margin-top="0cm" fo:margin-bottom="0.661cm" style:contextual-spacing="false" style:line-height-at-least="0.741cm" fo:text-align="start" style:justify-single-word="false" fo:orphans="2" fo:widows="2"/>
    </style:style>
    <style:style style:name="T1" style:family="text">
      <style:text-properties fo:font-variant="normal" fo:text-transform="none" fo:color="#888888" loext:opacity="100%" style:font-name="Source Sans Pro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888888" loext:opacity="100%" style:font-name="Source Sans Pro" fo:font-size="10.5pt" fo:letter-spacing="normal" fo:font-style="normal" fo:font-weight="bold" loext:padding="0cm" loext:border="none"/>
    </style:style>
    <style:style style:name="T3" style:family="text">
      <style:text-properties fo:font-variant="normal" fo:text-transform="none" fo:color="#888888" loext:opacity="100%" fo:letter-spacing="normal" loext:padding="0cm" loext:border="none"/>
    </style:style>
    <style:style style:name="T4" style:family="text">
      <style:text-properties fo:font-variant="normal" fo:text-transform="none" fo:color="#222635" loext:opacity="100%" style:text-line-through-style="none" style:text-line-through-type="none" style:font-name="Source Sans Pro" fo:font-size="10.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444444" loext:opacity="100%" style:font-name="Source Sans Pro" fo:font-size="13.5pt" fo:letter-spacing="normal" fo:font-style="normal" fo:font-weight="normal"/>
    </style:style>
    <style:style style:name="T6" style:family="text">
      <style:text-properties fo:font-variant="normal" fo:text-transform="none" fo:color="#e83e8c" loext:opacity="100%" style:font-name="SFMono-Regular" fo:font-size="11.25pt" fo:letter-spacing="normal" fo:font-style="normal" fo:font-weight="normal"/>
    </style:style>
    <style:style style:name="T7" style:family="text">
      <style:text-properties fo:font-variant="normal" fo:text-transform="none" fo:color="#bababa" loext:opacity="100%" style:font-name="SFMono-Regular" fo:font-size="10.5pt" fo:letter-spacing="normal" fo:font-style="normal" fo:font-weight="normal" fo:background-color="#2b2b2b" loext:char-shading-value="0"/>
    </style:style>
    <style:style style:name="T8" style:family="text">
      <style:text-properties style:font-name="Open Sans" fo:font-size="16.5pt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Objeto2" text:anchor-type="page" text:anchor-page-number="1" svg:x="0cm" svg:y="0cm" svg:width="21.001cm" svg:height="5.108cm" draw:z-index="2">
        <draw:floating-frame xlink:href="https://googleads.g.doubleclick.net/pagead/ads?client=ca-pub-4359967138559037&amp;output=html&amp;h=200&amp;slotname=9441268539&amp;adk=1310980101&amp;adf=1394324155&amp;pi=t.ma~as.9441268539&amp;w=822&amp;fwrn=4&amp;lmt=1659718759&amp;rafmt=11&amp;psa=0&amp;format=822x200&amp;url=https%3A%2F%2Freceitasdecodigo.com.br%2Fjava%2Flistar-e-matar-processo-pela-porta-em-uso-no-windows-pelo-cmd&amp;wgl=1&amp;uach=WyJXaW5kb3dzIiwiMTAuMC4wIiwieDg2IiwiIiwiMTAzLjAuNTA2MC4xMzQiLFtdLG51bGwsbnVsbCwiNjQiLFtbIi5Ob3QvQSlCcmFuZCIsIjk5LjAuMC4wIl0sWyJHb29nbGUgQ2hyb21lIiwiMTAzLjAuNTA2MC4xMzQiXSxbIkNocm9taXVtIiwiMTAzLjAuNTA2MC4xMzQiXV0sZmFsc2Vd&amp;dt=1659718759061&amp;bpp=1&amp;bdt=409&amp;idt=368&amp;shv=r20220803&amp;mjsv=m202208020101&amp;ptt=9&amp;saldr=aa&amp;abxe=1&amp;prev_fmts=0x0%2C970x250%2C822x280&amp;nras=1&amp;correlator=6381502480249&amp;frm=20&amp;pv=1&amp;ga_vid=537739955.1659718759&amp;ga_sid=1659718759&amp;ga_hid=1382574056&amp;ga_fc=1&amp;rplot=4&amp;u_tz=-180&amp;u_his=4&amp;u_h=1080&amp;u_w=1920&amp;u_ah=1040&amp;u_aw=1920&amp;u_cd=24&amp;u_sd=1&amp;dmc=8&amp;adx=134&amp;ady=1949&amp;biw=1515&amp;bih=748&amp;scr_x=0&amp;scr_y=0&amp;eid=44759876%2C44759927%2C44759842%2C44763506%2C21066428%2C31068774%2C42531605&amp;oid=2&amp;pvsid=4352228685570715&amp;tmod=1382393168&amp;uas=0&amp;nvt=1&amp;ref=https%3A%2F%2Fwww.google.com%2F&amp;eae=0&amp;fc=1920&amp;brdim=44%2C16%2C44%2C16%2C1920%2C0%2C1548%2C868%2C1532%2C748&amp;vis=1&amp;rsz=%7C%7CpeEbr%7C&amp;abl=CS&amp;pfx=0&amp;fu=128&amp;bc=31&amp;ifi=4&amp;uci=a!4&amp;btvi=2&amp;fsb=1&amp;xpc=UT7n1v70Qu&amp;p=https%3A//receitasdecodigo.com.br&amp;dtd=371" xlink:type="simple" xlink:show="embed" xlink:actuate="onLoad" draw:frame-name="aswift_3"/>
      </draw:frame>
      <draw:frame draw:style-name="fr2" draw:name="Objeto1" text:anchor-type="page" text:anchor-page-number="1" svg:x="0cm" svg:y="0cm" svg:width="21.001cm" svg:height="7.153cm" draw:z-index="1">
        <draw:floating-frame xlink:href="https://googleads.g.doubleclick.net/pagead/ads?client=ca-pub-4359967138559037&amp;output=html&amp;h=280&amp;slotname=1873722948&amp;adk=3505262908&amp;adf=103920775&amp;pi=t.ma~as.1873722948&amp;w=822&amp;fwrn=4&amp;fwrnh=100&amp;lmt=1659718759&amp;rafmt=1&amp;psa=0&amp;format=822x280&amp;url=https%3A%2F%2Freceitasdecodigo.com.br%2Fjava%2Flistar-e-matar-processo-pela-porta-em-uso-no-windows-pelo-cmd&amp;fwr=0&amp;rpe=1&amp;resp_fmts=3&amp;wgl=1&amp;uach=WyJXaW5kb3dzIiwiMTAuMC4wIiwieDg2IiwiIiwiMTAzLjAuNTA2MC4xMzQiLFtdLG51bGwsbnVsbCwiNjQiLFtbIi5Ob3QvQSlCcmFuZCIsIjk5LjAuMC4wIl0sWyJHb29nbGUgQ2hyb21lIiwiMTAzLjAuNTA2MC4xMzQiXSxbIkNocm9taXVtIiwiMTAzLjAuNTA2MC4xMzQiXV0sZmFsc2Vd&amp;dt=1659718759060&amp;bpp=1&amp;bdt=409&amp;idt=363&amp;shv=r20220803&amp;mjsv=m202208020101&amp;ptt=9&amp;saldr=aa&amp;abxe=1&amp;prev_fmts=0x0%2C970x250&amp;nras=1&amp;correlator=6381502480249&amp;frm=20&amp;pv=1&amp;ga_vid=537739955.1659718759&amp;ga_sid=1659718759&amp;ga_hid=1382574056&amp;ga_fc=1&amp;u_tz=-180&amp;u_his=4&amp;u_h=1080&amp;u_w=1920&amp;u_ah=1040&amp;u_aw=1920&amp;u_cd=24&amp;u_sd=1&amp;dmc=8&amp;adx=134&amp;ady=794&amp;biw=1515&amp;bih=748&amp;scr_x=0&amp;scr_y=0&amp;eid=44759876%2C44759927%2C44759842%2C44763506%2C21066428%2C31068774%2C42531605&amp;oid=2&amp;pvsid=4352228685570715&amp;tmod=1382393168&amp;uas=0&amp;nvt=1&amp;ref=https%3A%2F%2Fwww.google.com%2F&amp;eae=0&amp;fc=1920&amp;brdim=44%2C16%2C44%2C16%2C1920%2C0%2C1548%2C868%2C1532%2C748&amp;vis=1&amp;rsz=%7C%7CpeEbr%7C&amp;abl=CS&amp;pfx=0&amp;fu=128&amp;bc=31&amp;ifi=3&amp;uci=a!3&amp;btvi=1&amp;fsb=1&amp;xpc=9YeQs1e77u&amp;p=https%3A//receitasdecodigo.com.br&amp;dtd=367" xlink:type="simple" xlink:show="embed" xlink:actuate="onLoad" draw:frame-name="aswift_2"/>
      </draw:frame>
      <text:h text:style-name="P1" text:outline-level="1">Listar e matar processo pela porta em uso no Windows pelo cmd</text:h>
      <text:h text:style-name="P2" text:outline-level="2">Este post mostra como listar o processo de uma porta em uso no windows pelo cmd e matar o processo usando taskkill.</text:h>
      <text:p text:style-name="P8"><text:span text:style-name="T3"><draw:frame draw:style-name="fr1" draw:name="Figura1" text:anchor-type="as-char" svg:width="0.794cm" svg:height="0.794cm" draw:z-index="0"><draw:image xlink:href="Pictures/100000000000006400000064BC123B196EB4C0B2.jpg" xlink:type="simple" xlink:show="embed" xlink:actuate="onLoad" draw:mime-type="image/jpeg"/><svg:title>Wolmir Cezer Garbin</svg:title></draw:frame></text:span><text:span text:style-name="T3"> </text:span><text:span text:style-name="T1">por </text:span><text:a xlink:type="simple" xlink:href="https://receitasdecodigo.com.br/autor/wolmir-garbin" text:style-name="Internet_20_link" text:visited-style-name="Visited_20_Internet_20_Link"><text:span text:style-name="T4">Wolmir Cezer Garbin</text:span></text:a><text:span text:style-name="T1"> - 28 de mai de 2018 - </text:span><text:a xlink:type="simple" xlink:href="https://receitasdecodigo.com.br/java" text:style-name="Internet_20_link" text:visited-style-name="Visited_20_Internet_20_Link"><text:span text:style-name="T4">Java</text:span></text:a><text:span text:style-name="T1"> - </text:span><text:span text:style-name="T2">TUTORIAL</text:span></text:p>
      <text:h text:style-name="P4" text:outline-level="3"><text:bookmark text:name="aswift_2_expand"/><text:bookmark text:name="aswift_2_anchor"/><text:span text:style-name="T8">Consultando portas</text:span></text:h>
      <text:p text:style-name="P14">Apesar de ruim, o windows permite listar os processos de servidores que estão utilizando uma determinada porta usando um comando no cmd.</text:p>
      <text:p text:style-name="P15"><text:span text:style-name="T5">O comando para isso é o </text:span><text:span text:style-name="Source_20_Text"><text:span text:style-name="T6">netstat</text:span></text:span><text:span text:style-name="T5">;</text:span></text:p>
      <text:p text:style-name="P15"><text:span text:style-name="T5">Para usar o comando abra o </text:span><text:span text:style-name="Source_20_Text"><text:span text:style-name="T6">cmd</text:span></text:span><text:span text:style-name="T5"> e digite:</text:span></text:p>
      <text:p text:style-name="P5"><text:span text:style-name="Source_20_Text"><text:span text:style-name="T7">netstat -a -n</text:span></text:span></text:p>
      <text:p text:style-name="P14">A lista de parâmetros do comando é esta:</text:p>
      <text:list xml:id="list549033512" text:style-name="L1">
        <text:list-item>
          <text:p text:style-name="P13">-a : exibe todas as conexões e as portas TCP e UDP.</text:p>
        </text:list-item>
        <text:list-item>
          <text:p text:style-name="P13">-e : exibe estatísticas básicas de conexões</text:p>
        </text:list-item>
        <text:list-item>
          <text:p text:style-name="P13">-n : exibe os números das portas ao invés do nome.</text:p>
        </text:list-item>
        <text:list-item>
          <text:p text:style-name="P13">-o : exibe o PID (Process ID) que</text:p>
        </text:list-item>
        <text:list-item>
          <text:p text:style-name="P13">-p protocolo: Mostra as conexões por protocolo.</text:p>
        </text:list-item>
        <text:list-item>
          <text:p text:style-name="P13">-s : exibe estatísticas por protocolo.</text:p>
        </text:list-item>
        <text:list-item>
          <text:p text:style-name="P13">-r : exibe a tabela de roteamento interna.</text:p>
        </text:list-item>
        <text:list-item>
          <text:p text:style-name="P13">-b : exibe o programa associado com a porta (precisa elevar privilégios).</text:p>
        </text:list-item>
      </text:list>
      <text:p text:style-name="P14">Para localizar o processo de uma determinada porta use o comando:</text:p>
      <text:p text:style-name="P5"><text:span text:style-name="Source_20_Text"><text:span text:style-name="T7">netstat -a -n -o | findstr &lt;porta&gt;</text:span></text:span></text:p>
      <text:p text:style-name="P6"><text:soft-page-break/><text:span text:style-name="T5">Altere o </text:span><text:span text:style-name="Source_20_Text"><text:span text:style-name="T6">&lt;porta&gt;</text:span></text:span><text:span text:style-name="T5"> para a porta que deseja localizar.</text:span></text:p>
      <text:p text:style-name="P14">Por exemplo para listar o processo da porta 8080, digite:</text:p>
      <text:p text:style-name="P5"><text:span text:style-name="Source_20_Text"><text:span text:style-name="T7">netstat -a -n -o | findstr 8080</text:span></text:span></text:p>
      <text:p text:style-name="P7"><text:bookmark text:name="aswift_3_expand"/><text:bookmark text:name="aswift_3_anchor"/></text:p>
      <text:p text:style-name="P8"/>
      <text:h text:style-name="P3" text:outline-level="3">Matar o processo do serviço</text:h>
      <text:p text:style-name="P15"><text:span text:style-name="T5">Para matar o processo do serviço pode ser utilizado o comando </text:span><text:span text:style-name="Source_20_Text"><text:span text:style-name="T6">Taskkill</text:span></text:span><text:span text:style-name="T5">.</text:span></text:p>
      <text:p text:style-name="P14">Seguindo o exemplo acima, digite:</text:p>
      <text:p text:style-name="P5"><text:span text:style-name="Source_20_Text"><text:span text:style-name="T7">Taskkill /PID &lt;pid&gt; /F</text:span></text:span></text:p>
      <text:p text:style-name="P6"><text:span text:style-name="T5">Alterar o </text:span><text:span text:style-name="Source_20_Text"><text:span text:style-name="T6">&lt;pid&gt;</text:span></text:span><text:span text:style-name="T5"> pelo número do PID que foi encontrado na listagem do comando do </text:span><text:span text:style-name="Source_20_Text"><text:span text:style-name="T6">netstat</text:span></text:span><text:span text:style-name="T5">.</text:span></text:p>
      <text:p text:style-name="P14">Pronto, esta é a forma mais simples de matar o processo de um serviço que roda em determinada porta.</text:p>
      <text:p text:style-name="P14">Não esqueca de deixar suas dúvidas nos comentários e compartilhar este pos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ource Sans Pro" svg:font-family="'Source Sans Pro', apple-system, BlinkMacSystemFont, 'Segoe UI', Roboto, 'Helvetica Neue', Arial, 'Noto Sans', sans-serif, 'Apple Color Emoji', 'Segoe UI Emoji', 'Segoe UI Symbol', 'Noto Color Emoji'"/>
    <style:font-face style:name="Source Sans Pro1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5T14:00:27.191000000</meta:creation-date>
    <dc:date>2022-08-05T14:01:44.969000000</dc:date>
    <meta:editing-duration>PT1M18S</meta:editing-duration>
    <meta:editing-cycles>1</meta:editing-cycles>
    <meta:document-statistic meta:table-count="0" meta:image-count="1" meta:object-count="2" meta:page-count="2" meta:paragraph-count="29" meta:word-count="295" meta:character-count="1557" meta:non-whitespace-character-count="1298"/>
    <meta:generator>LibreOffice/7.3.5.2$Windows_X86_64 LibreOffice_project/184fe81b8c8c30d8b5082578aee2fed2ea847c01</meta:generator>
  </office:meta>
</office:document-meta>
</file>